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66d5" officeooo:paragraph-rsid="001866d5"/>
    </style:style>
    <style:style style:name="P2" style:family="paragraph" style:parent-style-name="Standard">
      <style:text-properties style:font-name="Courier 10 Pitch" fo:font-size="8pt" style:text-underline-style="none" style:font-size-asian="8pt" style:font-size-complex="8pt"/>
    </style:style>
    <style:style style:name="P3" style:family="paragraph" style:parent-style-name="Standard">
      <style:text-properties style:font-name="Courier 10 Pitch" fo:font-size="8pt" style:text-underline-style="none" officeooo:rsid="001866d5" officeooo:paragraph-rsid="001866d5" style:font-size-asian="8pt" style:font-size-complex="8pt"/>
    </style:style>
    <style:style style:name="P4" style:family="paragraph" style:parent-style-name="Standard">
      <style:text-properties style:font-name="Courier 10 Pitch" fo:font-size="8pt" style:text-underline-style="none" officeooo:rsid="00193882" officeooo:paragraph-rsid="00193882" style:font-size-asian="8pt" style:font-size-complex="8pt"/>
    </style:style>
    <style:style style:name="P5" style:family="paragraph" style:parent-style-name="Standard">
      <style:text-properties style:text-underline-style="none" officeooo:rsid="001866d5" officeooo:paragraph-rsid="001866d5"/>
    </style:style>
    <style:style style:name="P6" style:family="paragraph" style:parent-style-name="Standard">
      <style:text-properties style:text-underline-style="none" officeooo:rsid="00193882" officeooo:paragraph-rsid="0019388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8pt" style:text-underline-style="none" style:font-size-asian="8pt" style:font-size-complex="8pt"/>
    </style:style>
    <style:style style:name="P8" style:family="paragraph" style:parent-style-name="Heading_20_1">
      <style:text-properties style:font-name="Courier 10 Pitch" fo:font-size="8pt" style:text-underline-style="none" style:font-size-asian="8pt" style:font-size-complex="8pt"/>
    </style:style>
    <style:style style:name="P9" style:family="paragraph" style:parent-style-name="Heading_20_1">
      <style:text-properties style:text-underline-style="non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fo:font-size="10pt" style:font-size-asian="10pt"/>
    </style:style>
    <style:style style:name="T7" style:family="text">
      <style:text-properties fo:color="#000000" fo:font-size="10pt" fo:font-weight="bold" style:font-size-asian="10pt" style:font-weight-asian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2a00ff" fo:font-size="10pt" style:font-size-asian="10pt"/>
    </style:style>
    <style:style style:name="T13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14" style:family="text">
      <style:text-properties fo:color="#2a00ff"/>
    </style:style>
    <style:style style:name="T15" style:family="text">
      <style:text-properties fo:color="#2a00ff" style:text-underline-style="solid" style:text-underline-width="auto" style:text-underline-color="font-color"/>
    </style:style>
    <style:style style:name="T16" style:family="text">
      <style:text-properties fo:color="#0000c0" style:font-name="Monospace" fo:font-size="10pt" style:font-size-asian="10pt"/>
    </style:style>
    <style:style style:name="T17" style:family="text">
      <style:text-properties fo:color="#0000c0" fo:font-size="10pt" style:font-size-asian="10pt"/>
    </style:style>
    <style:style style:name="T18" style:family="text">
      <style:text-properties fo:color="#0000c0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3f7f5f" fo:font-size="10pt" style:font-size-asian="10pt"/>
    </style:style>
    <style:style style:name="T22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fo:color="#005032" style:font-name="Monospace" fo:font-size="10pt" style:font-size-asian="10pt"/>
    </style:style>
    <style:style style:name="T26" style:family="text">
      <style:text-properties fo:color="#005032" fo:font-size="10pt" style:font-size-asian="10pt"/>
    </style:style>
    <style:style style:name="T27" style:family="text">
      <style:text-properties fo:color="#005032"/>
    </style:style>
    <style:style style:name="T28" style:family="text">
      <style:text-properties fo:color="#642880" style:font-name="Monospace" fo:font-size="10pt" fo:font-weight="bold" style:font-size-asian="10pt" style:font-weight-asian="bold"/>
    </style:style>
    <style:style style:name="T29" style:family="text">
      <style:text-properties fo:color="#642880" fo:font-size="10pt" fo:font-weight="bold" style:font-size-asian="10pt" style:font-weight-asian="bold"/>
    </style:style>
    <style:style style:name="T30" style:family="text">
      <style:text-properties fo:color="#642880" fo:font-weight="bold" style:font-weight-asian="bold"/>
    </style:style>
    <style:style style:name="T31" style:family="text">
      <style:text-properties officeooo:rsid="001b1365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../../../../phila01.c" text:style-name="Internet_20_link" text:visited-style-name="Visited_20_Internet_20_Link"><text:span text:style-name="T33">file:phila01.c</text:span></text:a></text:p>
      <text:p text:style-name="P3"/>
      <text:p text:style-name="P3"><text:span text:style-name="T3">#include</text:span><text:span text:style-name="T8"> </text:span><text:span text:style-name="T14">&lt;stdio.h&gt;</text:span></text:p>
      <text:p text:style-name="P7"><text:span text:style-name="T3">#include</text:span><text:span text:style-name="T8"> </text:span><text:span text:style-name="T14">&lt;stdlib.h&gt;</text:span></text:p>
      <text:p text:style-name="P7"><text:span text:style-name="T3">#include</text:span><text:span text:style-name="T8"> </text:span><text:span text:style-name="T14">"pilha01.h"</text:span></text:p>
      <text:p text:style-name="P7"/>
      <text:p text:style-name="P7"><text:span text:style-name="T3">struct</text:span><text:span text:style-name="T8"> lista</text:span></text:p>
      <text:p text:style-name="P7"><text:span text:style-name="T8">{</text:span></text:p>
      <text:p text:style-name="P7"><text:span text:style-name="T8"><text:tab/></text:span><text:span text:style-name="T3">float</text:span><text:span text:style-name="T8"> </text:span><text:span text:style-name="T18">info</text:span><text:span text:style-name="T8">;</text:span></text:p>
      <text:p text:style-name="P7"><text:span text:style-name="T8"><text:tab/></text:span><text:span text:style-name="T3">struct</text:span><text:span text:style-name="T8"> lista* </text:span><text:span text:style-name="T18">Link</text:span><text:span text:style-name="T8">;</text:span></text:p>
      <text:p text:style-name="P7"><text:span text:style-name="T8">};</text:span></text:p>
      <text:p text:style-name="P7"/>
      <text:p text:style-name="P7"><text:span text:style-name="T23">//Representada como uma lista siempre apuntado para o ultimo elemento</text:span></text:p>
      <text:p text:style-name="P7"><text:span text:style-name="T3">struct</text:span><text:span text:style-name="T8"> pilha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</text:span><text:span text:style-name="T18">LinkTopo</text:span><text:span text:style-name="T8">;</text:span></text:p>
      <text:p text:style-name="P7"><text:span text:style-name="T8">};</text:span></text:p>
      <text:p text:style-name="P7"/>
      <text:p text:style-name="P7"><text:span text:style-name="T27">Pilha</text:span><text:span text:style-name="T8">* </text:span><text:span text:style-name="T9">criar_pilha</text:span><text:span text:style-name="T8">()</text:span></text:p>
      <text:p text:style-name="P7"><text:span text:style-name="T8">{</text:span></text:p>
      <text:p text:style-name="P7"><text:span text:style-name="T8"><text:tab/></text:span><text:span text:style-name="T27">Pilha</text:span><text:span text:style-name="T8">* argPilha = (</text:span><text:span text:style-name="T27">Pilha</text:span><text:span text:style-name="T8">*)</text:span><text:span text:style-name="T30">malloc</text:span><text:span text:style-name="T8">(</text:span><text:span text:style-name="T3">sizeof</text:span><text:span text:style-name="T8">(</text:span><text:span text:style-name="T27">Pilha</text:span><text:span text:style-name="T8">));</text:span></text:p>
      <text:p text:style-name="P7"><text:span text:style-name="T8"><text:tab/>argPilha-&gt;</text:span><text:span text:style-name="T18">LinkTopo</text:span><text:span text:style-name="T8"> = NULL;</text:span></text:p>
      <text:p text:style-name="P7"><text:span text:style-name="T8"><text:tab/></text:span><text:span text:style-name="T3">return</text:span><text:span text:style-name="T8"> argPilha;</text:span></text:p>
      <text:p text:style-name="P7"><text:span text:style-name="T8">}</text:span></text:p>
      <text:p text:style-name="P7"/>
      <text:p text:style-name="P7"><text:span text:style-name="T3">void</text:span><text:span text:style-name="T8"> </text:span><text:span text:style-name="T9">push</text:span><text:span text:style-name="T8">(</text:span><text:span text:style-name="T27">Pilha</text:span><text:span text:style-name="T8">* argPilha, </text:span><text:span text:style-name="T3">float</text:span><text:span text:style-name="T8"> Valor)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novoElemento = (</text:span><text:span text:style-name="T27">Lista</text:span><text:span text:style-name="T8">*)</text:span><text:span text:style-name="T30">malloc</text:span><text:span text:style-name="T8">(</text:span><text:span text:style-name="T3">sizeof</text:span><text:span text:style-name="T8">(</text:span><text:span text:style-name="T27">Lista</text:span><text:span text:style-name="T8">));</text:span></text:p>
      <text:p text:style-name="P7"><text:span text:style-name="T8"><text:tab/>novoElemento-&gt;</text:span><text:span text:style-name="T18">info</text:span><text:span text:style-name="T8"> = Valor;</text:span></text:p>
      <text:p text:style-name="P7"><text:span text:style-name="T8"><text:tab/>novoElemento-&gt;</text:span><text:span text:style-name="T18">Link</text:span><text:span text:style-name="T8"> = argPilha-&gt; </text:span><text:span text:style-name="T18">LinkTopo</text:span><text:span text:style-name="T8">;</text:span></text:p>
      <text:p text:style-name="P7"><text:span text:style-name="T8"><text:tab/>argPilha-&gt;</text:span><text:span text:style-name="T18">LinkTopo</text:span><text:span text:style-name="T8"> = novoElemento;</text:span></text:p>
      <text:p text:style-name="P7"><text:span text:style-name="T8">}</text:span></text:p>
      <text:p text:style-name="P7"/>
      <text:p text:style-name="P7"><text:span text:style-name="T3">float</text:span><text:span text:style-name="T8"> </text:span><text:span text:style-name="T9">pop</text:span><text:span text:style-name="T8">(</text:span><text:span text:style-name="T27">Pilha</text:span><text:span text:style-name="T8">* argPilha) </text:span><text:span text:style-name="T23">//Retorna o elemento que foi removido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t;</text:span></text:p>
      <text:p text:style-name="P7"><text:span text:style-name="T8"><text:tab/></text:span><text:span text:style-name="T3">float</text:span><text:span text:style-name="T8"> Valor;</text:span></text:p>
      <text:p text:style-name="P7"><text:span text:style-name="T8"><text:tab/></text:span><text:span text:style-name="T3">if</text:span><text:span text:style-name="T8">(vazia(argPilha))</text:span></text:p>
      <text:p text:style-name="P7"><text:span text:style-name="T8"><text:tab/>{</text:span></text:p>
      <text:p text:style-name="P7"><text:span text:style-name="T8"><text:tab/><text:tab/></text:span><text:span text:style-name="T30">printf</text:span><text:span text:style-name="T8">(</text:span><text:span text:style-name="T14">"Pilha vazia\n"</text:span><text:span text:style-name="T8">);</text:span></text:p>
      <text:p text:style-name="P7"><text:span text:style-name="T8"><text:tab/><text:tab/></text:span><text:span text:style-name="T30">exit</text:span><text:span text:style-name="T8">(1);</text:span></text:p>
      <text:p text:style-name="P7"><text:span text:style-name="T8"><text:tab/>}</text:span></text:p>
      <text:p text:style-name="P7"><text:span text:style-name="T8"><text:tab/>t = argPilha-&gt;</text:span><text:span text:style-name="T18">LinkTopo</text:span><text:span text:style-name="T8">;</text:span></text:p>
      <text:p text:style-name="P7"><text:span text:style-name="T8"><text:tab/>Valor = t-&gt;</text:span><text:span text:style-name="T18">info</text:span><text:span text:style-name="T8">;</text:span></text:p>
      <text:p text:style-name="P7"><text:span text:style-name="T8"><text:tab/>argPilha-&gt;</text:span><text:span text:style-name="T18">LinkTopo</text:span><text:span text:style-name="T8"> = t-&gt;</text:span><text:span text:style-name="T18">Link</text:span><text:span text:style-name="T8">;</text:span></text:p>
      <text:p text:style-name="P7"><text:span text:style-name="T8"><text:tab/></text:span><text:span text:style-name="T30">free</text:span><text:span text:style-name="T8">(t);</text:span></text:p>
      <text:p text:style-name="P7"><text:span text:style-name="T8"><text:tab/></text:span><text:span text:style-name="T3">return</text:span><text:span text:style-name="T8"> Valor;</text:span></text:p>
      <text:p text:style-name="P7"><text:span text:style-name="T8">}</text:span></text:p>
      <text:p text:style-name="P7"/>
      <text:p text:style-name="P7"><text:span text:style-name="T3">int</text:span><text:span text:style-name="T8"> </text:span><text:span text:style-name="T9">vazia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3">return</text:span><text:span text:style-name="T8"> (argPilha-&gt;</text:span><text:span text:style-name="T18">LinkTopo</text:span><text:span text:style-name="T8"> == NULL);</text:span></text:p>
      <text:p text:style-name="P7"><text:span text:style-name="T8">}</text:span></text:p>
      <text:p text:style-name="P7"/>
      <text:p text:style-name="P7"><text:span text:style-name="T3">void</text:span><text:span text:style-name="T8"> </text:span><text:span text:style-name="T9">liberar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q = argPilha-&gt;</text:span><text:span text:style-name="T18">LinkTopo</text:span><text:span text:style-name="T8">;</text:span></text:p>
      <text:p text:style-name="P7"><text:span text:style-name="T8"><text:tab/></text:span><text:span text:style-name="T3">while</text:span><text:span text:style-name="T8">(q != NULL)</text:span></text:p>
      <text:p text:style-name="P7"><text:span text:style-name="T8"><text:tab/>{</text:span></text:p>
      <text:p text:style-name="P7"><text:span text:style-name="T8"><text:tab/><text:tab/></text:span><text:span text:style-name="T27">Lista</text:span><text:span text:style-name="T8">* t = q-&gt;</text:span><text:span text:style-name="T18">Link</text:span><text:span text:style-name="T8">;</text:span></text:p>
      <text:p text:style-name="P7"><text:span text:style-name="T8"><text:tab/><text:tab/></text:span><text:span text:style-name="T30">free</text:span><text:span text:style-name="T8">(q);</text:span></text:p>
      <text:p text:style-name="P7"><text:span text:style-name="T8"><text:tab/><text:tab/>q = t;</text:span></text:p>
      <text:p text:style-name="P7"><text:span text:style-name="T8"><text:tab/>}</text:span></text:p>
      <text:p text:style-name="P7"><text:span text:style-name="T8"><text:tab/></text:span><text:span text:style-name="T30">free</text:span><text:span text:style-name="T8">(argPilha);</text:span></text:p>
      <text:p text:style-name="P7"><text:span text:style-name="T8">}</text:span></text:p>
      <text:p text:style-name="P7"/>
      <text:p text:style-name="P7"><text:span text:style-name="T3">float</text:span><text:span text:style-name="T8"> </text:span><text:span text:style-name="T9">topo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3">if</text:span><text:span text:style-name="T8">(vazia(argPilha))</text:span></text:p>
      <text:p text:style-name="P7"><text:soft-page-break/><text:span text:style-name="T8"><text:tab/>{</text:span></text:p>
      <text:p text:style-name="P7"><text:span text:style-name="T8"><text:tab/><text:tab/></text:span><text:span text:style-name="T30">printf</text:span><text:span text:style-name="T8">(</text:span><text:span text:style-name="T14">"Pilha vazia\n"</text:span><text:span text:style-name="T8">);</text:span></text:p>
      <text:p text:style-name="P7"><text:span text:style-name="T8"><text:tab/><text:tab/></text:span><text:span text:style-name="T30">exit</text:span><text:span text:style-name="T8">(1);</text:span></text:p>
      <text:p text:style-name="P7"><text:span text:style-name="T8"><text:tab/>}</text:span></text:p>
      <text:p text:style-name="P7"><text:span text:style-name="T8"><text:tab/></text:span><text:span text:style-name="T3">return</text:span><text:span text:style-name="T8"> argPilha-&gt;</text:span><text:span text:style-name="T18">LinkTopo</text:span><text:span text:style-name="T8">-&gt;</text:span><text:span text:style-name="T18">info</text:span><text:span text:style-name="T8">;</text:span></text:p>
      <text:p text:style-name="P7"><text:span text:style-name="T8">}</text:span></text:p>
      <text:p text:style-name="P5"/>
      <text:p text:style-name="P6">file: phila01.h</text:p>
      <text:p text:style-name="P4"/>
      <text:p text:style-name="P4"><text:span text:style-name="T3">#include</text:span><text:span text:style-name="T8"> </text:span><text:span text:style-name="T14">&lt;stdio.h&gt;</text:span></text:p>
      <text:p text:style-name="P7"><text:span text:style-name="T3">#include</text:span><text:span text:style-name="T8"> </text:span><text:span text:style-name="T14">&lt;stdlib.h&gt;</text:span></text:p>
      <text:p text:style-name="P7"><text:span text:style-name="T3">#include</text:span><text:span text:style-name="T8"> </text:span><text:span text:style-name="T14">"pilha01.h"</text:span></text:p>
      <text:p text:style-name="P7"/>
      <text:p text:style-name="P7"><text:span text:style-name="T3">struct</text:span><text:span text:style-name="T8"> lista</text:span></text:p>
      <text:p text:style-name="P7"><text:span text:style-name="T8">{</text:span></text:p>
      <text:p text:style-name="P7"><text:span text:style-name="T8"><text:tab/></text:span><text:span text:style-name="T3">float</text:span><text:span text:style-name="T8"> </text:span><text:span text:style-name="T18">info</text:span><text:span text:style-name="T8">;</text:span></text:p>
      <text:p text:style-name="P7"><text:span text:style-name="T8"><text:tab/></text:span><text:span text:style-name="T3">struct</text:span><text:span text:style-name="T8"> lista* </text:span><text:span text:style-name="T18">Link</text:span><text:span text:style-name="T8">;</text:span></text:p>
      <text:p text:style-name="P7"><text:span text:style-name="T8">};</text:span></text:p>
      <text:p text:style-name="P7"/>
      <text:p text:style-name="P7"><text:span text:style-name="T23">//Representada como uma lista siempre apuntado para o ultimo elemento</text:span></text:p>
      <text:p text:style-name="P7"><text:span text:style-name="T3">struct</text:span><text:span text:style-name="T8"> pilha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</text:span><text:span text:style-name="T18">LinkTopo</text:span><text:span text:style-name="T8">;</text:span></text:p>
      <text:p text:style-name="P7"><text:span text:style-name="T8">};</text:span></text:p>
      <text:p text:style-name="P7"/>
      <text:p text:style-name="P7"><text:span text:style-name="T27">Pilha</text:span><text:span text:style-name="T8">* </text:span><text:span text:style-name="T9">criar_pilha</text:span><text:span text:style-name="T8">()</text:span></text:p>
      <text:p text:style-name="P7"><text:span text:style-name="T8">{</text:span></text:p>
      <text:p text:style-name="P7"><text:span text:style-name="T8"><text:tab/></text:span><text:span text:style-name="T27">Pilha</text:span><text:span text:style-name="T8">* argPilha = (</text:span><text:span text:style-name="T27">Pilha</text:span><text:span text:style-name="T8">*)</text:span><text:span text:style-name="T30">malloc</text:span><text:span text:style-name="T8">(</text:span><text:span text:style-name="T3">sizeof</text:span><text:span text:style-name="T8">(</text:span><text:span text:style-name="T27">Pilha</text:span><text:span text:style-name="T8">));</text:span></text:p>
      <text:p text:style-name="P7"><text:span text:style-name="T8"><text:tab/>argPilha-&gt;</text:span><text:span text:style-name="T18">LinkTopo</text:span><text:span text:style-name="T8"> = NULL;</text:span></text:p>
      <text:p text:style-name="P7"><text:span text:style-name="T8"><text:tab/></text:span><text:span text:style-name="T3">return</text:span><text:span text:style-name="T8"> argPilha;</text:span></text:p>
      <text:p text:style-name="P7"><text:span text:style-name="T8">}</text:span></text:p>
      <text:p text:style-name="P7"/>
      <text:p text:style-name="P7"><text:span text:style-name="T3">void</text:span><text:span text:style-name="T8"> </text:span><text:span text:style-name="T9">push</text:span><text:span text:style-name="T8">(</text:span><text:span text:style-name="T27">Pilha</text:span><text:span text:style-name="T8">* argPilha, </text:span><text:span text:style-name="T3">float</text:span><text:span text:style-name="T8"> Valor)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novoElemento = (</text:span><text:span text:style-name="T27">Lista</text:span><text:span text:style-name="T8">*)</text:span><text:span text:style-name="T30">malloc</text:span><text:span text:style-name="T8">(</text:span><text:span text:style-name="T3">sizeof</text:span><text:span text:style-name="T8">(</text:span><text:span text:style-name="T27">Lista</text:span><text:span text:style-name="T8">));</text:span></text:p>
      <text:p text:style-name="P7"><text:span text:style-name="T8"><text:tab/>novoElemento-&gt;</text:span><text:span text:style-name="T18">info</text:span><text:span text:style-name="T8"> = Valor;</text:span></text:p>
      <text:p text:style-name="P7"><text:span text:style-name="T8"><text:tab/>novoElemento-&gt;</text:span><text:span text:style-name="T18">Link</text:span><text:span text:style-name="T8"> = argPilha-&gt; </text:span><text:span text:style-name="T18">LinkTopo</text:span><text:span text:style-name="T8">;</text:span></text:p>
      <text:p text:style-name="P7"><text:span text:style-name="T8"><text:tab/>argPilha-&gt;</text:span><text:span text:style-name="T18">LinkTopo</text:span><text:span text:style-name="T8"> = novoElemento;</text:span></text:p>
      <text:p text:style-name="P7"><text:span text:style-name="T8">}</text:span></text:p>
      <text:p text:style-name="P7"/>
      <text:p text:style-name="P7"><text:span text:style-name="T3">float</text:span><text:span text:style-name="T8"> </text:span><text:span text:style-name="T9">pop</text:span><text:span text:style-name="T8">(</text:span><text:span text:style-name="T27">Pilha</text:span><text:span text:style-name="T8">* argPilha) </text:span><text:span text:style-name="T23">//Retorna o elemento que foi removido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t;</text:span></text:p>
      <text:p text:style-name="P7"><text:span text:style-name="T8"><text:tab/></text:span><text:span text:style-name="T3">float</text:span><text:span text:style-name="T8"> Valor;</text:span></text:p>
      <text:p text:style-name="P7"><text:span text:style-name="T8"><text:tab/></text:span><text:span text:style-name="T3">if</text:span><text:span text:style-name="T8">(vazia(argPilha))</text:span></text:p>
      <text:p text:style-name="P7"><text:span text:style-name="T8"><text:tab/>{</text:span></text:p>
      <text:p text:style-name="P7"><text:span text:style-name="T8"><text:tab/><text:tab/></text:span><text:span text:style-name="T30">printf</text:span><text:span text:style-name="T8">(</text:span><text:span text:style-name="T14">"Pilha vazia\n"</text:span><text:span text:style-name="T8">);</text:span></text:p>
      <text:p text:style-name="P7"><text:span text:style-name="T8"><text:tab/><text:tab/></text:span><text:span text:style-name="T30">exit</text:span><text:span text:style-name="T8">(1);</text:span></text:p>
      <text:p text:style-name="P7"><text:span text:style-name="T8"><text:tab/>}</text:span></text:p>
      <text:p text:style-name="P7"><text:span text:style-name="T8"><text:tab/>t = argPilha-&gt;</text:span><text:span text:style-name="T18">LinkTopo</text:span><text:span text:style-name="T8">;</text:span></text:p>
      <text:p text:style-name="P7"><text:span text:style-name="T8"><text:tab/>Valor = t-&gt;</text:span><text:span text:style-name="T18">info</text:span><text:span text:style-name="T8">;</text:span></text:p>
      <text:p text:style-name="P7"><text:span text:style-name="T8"><text:tab/>argPilha-&gt;</text:span><text:span text:style-name="T18">LinkTopo</text:span><text:span text:style-name="T8"> = t-&gt;</text:span><text:span text:style-name="T18">Link</text:span><text:span text:style-name="T8">;</text:span></text:p>
      <text:p text:style-name="P7"><text:span text:style-name="T8"><text:tab/></text:span><text:span text:style-name="T30">free</text:span><text:span text:style-name="T8">(t);</text:span></text:p>
      <text:p text:style-name="P7"><text:span text:style-name="T8"><text:tab/></text:span><text:span text:style-name="T3">return</text:span><text:span text:style-name="T8"> Valor;</text:span></text:p>
      <text:p text:style-name="P7"><text:span text:style-name="T8">}</text:span></text:p>
      <text:p text:style-name="P7"/>
      <text:p text:style-name="P7"><text:span text:style-name="T3">int</text:span><text:span text:style-name="T8"> </text:span><text:span text:style-name="T9">vazia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3">return</text:span><text:span text:style-name="T8"> (argPilha-&gt;</text:span><text:span text:style-name="T18">LinkTopo</text:span><text:span text:style-name="T8"> == NULL);</text:span></text:p>
      <text:p text:style-name="P7"><text:span text:style-name="T8">}</text:span></text:p>
      <text:p text:style-name="P7"/>
      <text:p text:style-name="P7"><text:span text:style-name="T3">void</text:span><text:span text:style-name="T8"> </text:span><text:span text:style-name="T9">liberar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27">Lista</text:span><text:span text:style-name="T8">* q = argPilha-&gt;</text:span><text:span text:style-name="T18">LinkTopo</text:span><text:span text:style-name="T8">;</text:span></text:p>
      <text:p text:style-name="P7"><text:span text:style-name="T8"><text:tab/></text:span><text:span text:style-name="T3">while</text:span><text:span text:style-name="T8">(q != NULL)</text:span></text:p>
      <text:p text:style-name="P7"><text:span text:style-name="T8"><text:tab/>{</text:span></text:p>
      <text:p text:style-name="P7"><text:span text:style-name="T8"><text:tab/><text:tab/></text:span><text:span text:style-name="T27">Lista</text:span><text:span text:style-name="T8">* t = q-&gt;</text:span><text:span text:style-name="T18">Link</text:span><text:span text:style-name="T8">;</text:span></text:p>
      <text:p text:style-name="P7"><text:span text:style-name="T8"><text:tab/><text:tab/></text:span><text:span text:style-name="T30">free</text:span><text:span text:style-name="T8">(q);</text:span></text:p>
      <text:p text:style-name="P7"><text:span text:style-name="T8"><text:tab/><text:tab/>q = t;</text:span></text:p>
      <text:p text:style-name="P7"><text:soft-page-break/><text:span text:style-name="T8"><text:tab/>}</text:span></text:p>
      <text:p text:style-name="P7"><text:span text:style-name="T8"><text:tab/></text:span><text:span text:style-name="T30">free</text:span><text:span text:style-name="T8">(argPilha);</text:span></text:p>
      <text:p text:style-name="P7"><text:span text:style-name="T8">}</text:span></text:p>
      <text:p text:style-name="P7"/>
      <text:p text:style-name="P7"><text:span text:style-name="T3">float</text:span><text:span text:style-name="T8"> </text:span><text:span text:style-name="T9">topo</text:span><text:span text:style-name="T8">(</text:span><text:span text:style-name="T27">Pilha</text:span><text:span text:style-name="T8">* argPilha)</text:span></text:p>
      <text:p text:style-name="P7"><text:span text:style-name="T8">{</text:span></text:p>
      <text:p text:style-name="P7"><text:span text:style-name="T8"><text:tab/></text:span><text:span text:style-name="T3">if</text:span><text:span text:style-name="T8">(vazia(argPilha))</text:span></text:p>
      <text:p text:style-name="P7"><text:span text:style-name="T8"><text:tab/>{</text:span></text:p>
      <text:p text:style-name="P7"><text:span text:style-name="T8"><text:tab/><text:tab/></text:span><text:span text:style-name="T30">printf</text:span><text:span text:style-name="T8">(</text:span><text:span text:style-name="T14">"Pilha vazia\n"</text:span><text:span text:style-name="T8">);</text:span></text:p>
      <text:p text:style-name="P7"><text:span text:style-name="T8"><text:tab/><text:tab/></text:span><text:span text:style-name="T30">exit</text:span><text:span text:style-name="T8">(1);</text:span></text:p>
      <text:p text:style-name="P7"><text:span text:style-name="T8"><text:tab/>}</text:span></text:p>
      <text:p text:style-name="P7"><text:span text:style-name="T8"><text:tab/></text:span><text:span text:style-name="T3">return</text:span><text:span text:style-name="T8"> argPilha-&gt;</text:span><text:span text:style-name="T18">LinkTopo</text:span><text:span text:style-name="T8">-&gt;</text:span><text:span text:style-name="T18">info</text:span><text:span text:style-name="T8">;</text:span></text:p>
      <text:p text:style-name="P7"><text:span text:style-name="T8">}</text:span></text:p>
      <text:p text:style-name="P4"/>
      <text:p text:style-name="P9">file: <text:span text:style-name="T31">main</text:span>.<text:span text:style-name="T31">c</text:span></text:p>
      <text:p text:style-name="P7"><text:span text:style-name="T3">#include</text:span><text:span text:style-name="T8"> </text:span><text:span text:style-name="T14">&lt;stdio.h&gt;</text:span></text:p>
      <text:p text:style-name="P7"><text:span text:style-name="T3">#include</text:span><text:span text:style-name="T8"> </text:span><text:span text:style-name="T14">"pilha01.h"</text:span></text:p>
      <text:p text:style-name="P7"/>
      <text:p text:style-name="P7"><text:span text:style-name="T3">int</text:span><text:span text:style-name="T8"> </text:span><text:span text:style-name="T9">main</text:span><text:span text:style-name="T8">(</text:span><text:span text:style-name="T3">int</text:span><text:span text:style-name="T8"> argc, </text:span><text:span text:style-name="T3">char</text:span><text:span text:style-name="T8"> *argv[])</text:span></text:p>
      <text:p text:style-name="P7"><text:span text:style-name="T8">{</text:span></text:p>
      <text:p text:style-name="P7"><text:span text:style-name="T8"><text:tab/></text:span><text:span text:style-name="T27">Pilha</text:span><text:span text:style-name="T8">* p;</text:span></text:p>
      <text:p text:style-name="P7"/>
      <text:p text:style-name="P7"><text:span text:style-name="T8"><text:tab/>p = criar_pilha();</text:span></text:p>
      <text:p text:style-name="P7"><text:span text:style-name="T8"><text:tab/>push(p, 10);</text:span></text:p>
      <text:p text:style-name="P7"><text:span text:style-name="T8"><text:tab/>push(p, 20);</text:span></text:p>
      <text:p text:style-name="P7"><text:span text:style-name="T8"><text:tab/>push(p, 30);</text:span></text:p>
      <text:p text:style-name="P7"><text:span text:style-name="T8"><text:tab/>push(p, 1.5);</text:span></text:p>
      <text:p text:style-name="P7"><text:span text:style-name="T8"><text:tab/>push(p, 40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pop(p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pop(p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pop(p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pop(p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pop(p);</text:span></text:p>
      <text:p text:style-name="P7"><text:span text:style-name="T8"><text:tab/></text:span><text:span text:style-name="T30">printf</text:span><text:span text:style-name="T8">(</text:span><text:span text:style-name="T14">"Topo: %.2f\n"</text:span><text:span text:style-name="T8">, topo(p));</text:span></text:p>
      <text:p text:style-name="P7"><text:span text:style-name="T8"><text:tab/></text:span><text:span text:style-name="T3">return</text:span><text:span text:style-name="T8"> 0;</text:span></text:p>
      <text:p text:style-name="P7"><text:span text:style-name="T8">}</text:span>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10:13.559643339</meta:creation-date>
    <meta:generator>LibreOffice/5.2.7.2$Linux_X86_64 LibreOffice_project/20m0$Build-2</meta:generator>
    <dc:date>2019-01-24T09:14:17.864966108</dc:date>
    <meta:editing-duration>PT4M3S</meta:editing-duration>
    <meta:editing-cycles>4</meta:editing-cycles>
    <meta:document-statistic meta:table-count="0" meta:image-count="0" meta:object-count="0" meta:page-count="3" meta:paragraph-count="157" meta:word-count="342" meta:character-count="2630" meta:non-whitespace-character-count="2338"/>
  </office:meta>
</office:document-meta>
</file>